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Raleway" svg:font-family="Raleway,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text:p text:style-name="P1">Si l'on exceptait le très désagréable -et étrangement familier- fourmillement qui saisissait l'ensemble de son corps, Eléonore était dans un état de lucidité et de fraîcheur assez étonnant. Elle avait les idées claires et n'était atteinte ni du ballonnement, ni du mal de tête inhérents aux nuits de débauche auxquels elle était habituée. Soit la drogue qu'elles avaient prise la veille était d'une qualité exceptionnelle, soit sa constitution était plus solide que ce qu'elle pensait. S'asseyant dans le lit, la couverture toujours tirée au dessus de sa peau nue, la blondinette essaya de se rassembler. Malgré tout, tout n'était pas rose ; grands absents de ce réveil, ses souvenirs restaient on ne peut plus flous et, séquelle de sa consommation de stupéfiants ou résidu de la fumée qui avait empli la chambre, un voile semblait couvrir la vue de la jeune femme, un peu comme si on avait appliqué un filtre « ancien » (#hipster) devant ses yeux de jade.</text:p>
      <text:p text:style-name="Standard"/>
      <text:p text:style-name="Standard">C'est alors que son regard parcourait la pièce à la recherche de ses vêtements qu'Eléonore se figea. Cette sensation. Ce picotement. Elle [i]savait[/i] d'où cela provenait. Elle se rappelait les circonstances dans lesquelles elle l'avait ressenti. Son cœur s'arrêta un instant, puis repartit à un rythme effréné. La fugitive sauta hors du lit pour se précipiter vers la chaise où ses affaires étaient étrangement pliées. Ses mains, non, tout son corps s'était instantanément mis à trembler comme une feuille. Cette impression. Viscérale. Ce saisissement qui au départ n'avait été qu'une démangeaison un peu gênante la prenait maintenant aux tripes. L'envahissait à lui foutre la gerbe. L'instinct de survie. [i]Il[/i] arrivait.</text:p>
      <text:p text:style-name="Standard"/>
      <text:p text:style-name="Standard">Eléonore rentra tant bien que mal dans son pantalon, enfila une chemise sans même se donner la peine de fermer les boutons de celle-ci et se précipita vers la porte, avant de s'arrêter pour faire demi-tour. Quelle conne. Sans son arme, ses chances de survie déjà maigres tombaient à néant. Ses mains fébriles eurent toutes les peines du monde à boucler la ceinture au bout de laquelle était accroché le fourreau de son sabre. Elle y parvint finalement après plusieurs secondes de lutte et se jeta sans attendre vers la sortie de la chambre. Elle devait disparaître. Maintenant. Quitter Aildor. Marnaka. Venir ici était une erreur depuis le début. Courir au port, embarquer sur le navire de De Sousa et foutre les voiles. Mettre le plus de distance possible entre elle et ce monstre. Elle ne pouvait pas rester ici une seconde de plus. Le Régisseur était tellement proche qu'Eléonore sentait sa présence transpirer par chacun des pores de sa peau. Elle arracha presque la porte de la chambre pour s'engouffrer dans le couloir. Partir. Fuir avant que...</text:p>
      <text:p text:style-name="Standard"/>
      <text:p text:style-name="Standard">Trop tard. L'anomalie recula d'un pas dans la chambre, les yeux grands écarquillés, son regard de jade croisa celui homochrome -comme un funeste miroir de son âme- de la silhouette qui lui faisait face, une indicible expression d'horreur sur le visage.</text:p>
      <text:p text:style-name="Standard"/>
      <text:p text:style-name="Standard">-Merde.</text:p>
      <text:p text:style-name="P1">Surréaliste. Eléonore n'arrivait pas à croire la scène qui se déroulait sous ses yeux. C'était impossible. Pas maintenant. Cet enfoiré avait réussi à lui mettre la main dessus au pire moment qui soit. Alors qu'elle était seule, isolée. Sans aucun espoir d'obtenir de l'aide ou ne serait-ce qu'une foule où se dissimuler. Piégée. Sans échappatoire. La seule issue de cette pièce était la porte qu'elle venait d'essayer de franchir, qui était désormais bien gardée par la silhouette imposante de son agresseur. La scène se déroulait comme au ralenti sous le regard horrifié de l'anomalie, comme dans un mauvais rêve duquel elle serait prisonnière. Regard qui ne put soutenir bien longtemps son inexpressif reflet dont le tranchant transperça son âme meurtrie aussi facilement que Dalai sa mère aurait balayé un navire païen et se détourna pour se poser sur la fleur que le Régisseur venait de reposer dans un vase.</text:p>
      <text:p text:style-name="Standard"/>
      <text:p text:style-name="Standard">En d'autres circonstances, la Zagashienne aurait pu apprécier l'ironie de la situation de le voir manipuler ainsi un œillet, symbole de fidélité dont la sienne avait atteint son acmé en voyant son existence intrinsèquement liée à sa poursuite. Mais l'heure n'était pas aux digressions sur la symbolique florale et la seule chose qu'elle était en mesure d'apprécier à cet instant précis était le fait d'être encore en vie, si cet état tétanique méritait vraiment cette appellation. Eléonore fut momentanément tirée de sa torpeur lorsqu'elle sentit quelque chose frôler le bas de ses jambes. Le quelque chose en question se présentait sous la forme d'un gros matou à collerette, qu'elle avait réussi à manquer malgré son envergure imposante, sa fascination morbide pour le maître de l'animal et son bouquet fané accaparant toute son attention.</text:p>
      <text:p text:style-name="Standard"/>
      <text:p text:style-name="Standard">Le Muursüld lui offrit alors ce qui pouvait ressembler à une marque d'affection, venant quémander des caresses en produisant un son semblable à un feulement. Incrédule, la jeune blonde observa la créature faire, se demandant silencieusement ce qu'il se passait. Le protecteur du Régisseur aurait déjà dû lui sauter à la gorge, profiter de l'effet de surprise dont ils disposaient pour la neutraliser. Au lieu de cela, il jouait à « minou, minou » dans ses pattes, la laissant interdite et en proie à l'incompréhension. S'amusait-il avec sa proie ? Était-ce une forme d'intimidation de la part du funeste duo ? Si tel était le cas, elle était bien superflue vue la panique qui s'emparait déjà de l'anomalie, paralysée par la peur.</text:p>
      <text:p text:style-name="Standard"/>
      <text:p text:style-name="Standard">L'attention de cette dernière fut à nouveau happée par le regard dénué d'expression de Lloyhr lorsque celui-ci ouvrit pour la première fois l'orifice qui lui servait de bouche pour l'interpeller. Sa voix aussi froide que ses pupilles de jade lui glaça encore un peu plus le sang -si telle chose était possible- alors qu'elle résonnait, comme éthérée, dans son cerveau embrumé. Tout ça pour lui demander... comment elle voulait mourir ? Il était bien singulier de la part d'un Régisseur de faire preuve d'une telle mansuétude. Une main tremblante se posant sur la garde de son sabre dans un geste qui lui paraissait alors bien dérisoire de préparation au combat, Eléonore parvint non sans mal à desserrer les mâchoires pour articuler une réponse avec toute la conviction dont elle disposait.</text:p>
      <text:p text:style-name="Standard"/>
      <text:p text:style-name="Standard">-De vieillesse. De préférence dans mon lit.</text:p>
      <text:p text:style-name="P1">Tout étonnée d'avoir réussi à formuler un trait d'esprit dans une situation aussi terrible que celle dans laquelle elle se trouvait actuellement, Eléonore sentait son rythme cardiaque accélérer continuellement. Le moment était bien mal choisi pour jouer sur les mots ou pour s'adonner à une joute verbale, mais les muscles de la blonde semblaient s'être tétanisés sous l'effet de la peur. Elle observait le gros matou continuer sa danse autour de ses jambes, son regard ahuri alternant entre l'animal et son maître, toujours planté sur le pas de la porte. Ses yeux de jade s'écarquillèrent un peu plus lorsque ce dernier répondit à sa pique avec le sérieux d'un contrôleur des impôts. Il n'avait absolument pas saisi le sarcasme de sa répartie et avait bien prévu de l'exécuter dans un lit -qui n'était même pas le sien.</text:p>
      <text:p text:style-name="Standard"/>
      <text:p text:style-name="Standard">On aurait pu s'amuser de l'ironie de la situation. Voir un être façonné par les Architectes Eux-mêmes aux pouvoirs défiant l'imagination ignorer un concept aussi simple que le sarcasme était pour le moins inattendu. C'était d'autant plus ironique qu'Eléonore avait tendance à user et abuser de ce concept aussi la voir associée à ce rabat-joie relevait presque de la déception. Mais non. Dans un moment pareil, la Zagashienne ne s'amusait d'absolument rien. Même sa légendaire effronterie avait ses limites, et elles avaient été atteinte. Particulièrement car cette absence de second degré chez son bourreau allait le pousser à essayer de réaliser sa requête le plus fidèlement possible. Alors autant pour la partie « lit », on y était [i]à peu près[/i] -Eléonore n'était pas vraiment en position de faire la fine bouche-. En revanche, pour la partie « vieillesse »...</text:p>
      <text:p text:style-name="Standard"/>
      <text:p text:style-name="Standard">L'anomalie eut la réponse à sa question avant même qu'elle ne finisse de la formuler dans son propre esprit. La peau du régisseur se mit à flétrir à vue d’œil, comme si les années le rattrapaient d'un seul coup. Il ne fut bientôt qu'un vieillard desséché chez qui le poids des âges était bien trop lourd à porter pour ses pauvres jambes meurtries qui cédèrent alors qu'il tentait l'outrecuidante action de se déplacer sans appui. C'est le regard horrifié qu'Eléonore le vit s'effondrer au sol, ajoutant à nouveau du ridicule à une scène qui n'en manquait pourtant déjà pas. La jeune femme ne chercha pas à comprendre. C'était le moment de lui fausser compagnie. Sans doute sa seule opportunité. Mais elle resta plantée là. Ses jambes, qui avaient pourtant été, elles, épargnées par les affres de l'âge refusèrent de se mettre en mouvement. C'est donc ainsi paralysée qu'elle ne put que contempler, impuissante, le lugubre spectacle que lui offrait son Némésis.</text:p>
      <text:p text:style-name="Standard"/>
      <text:p text:style-name="Standard">Celui-ci réprimanda le Muursüld, qui vint se réfugier, penaud, dans les pattes de sa nouvelle maîtresse, et Eléonore en déduisit que l'animal était responsable du mauvais sort qu'il subissait. Machinalement, sa main vint flatter le pelage de la bête d'un geste affectueux. Mais qu'est-ce qu'il se passait, bordel ? Alors qu'elle aurait dû prendre ses jambes à son cou, profiter de l'incompréhension entre ses deux traqueurs pour disparaître, elle se retrouvait à éprouver presque de la pitié pour l'un et à caresser l'autre. A le caresser ! C'était quoi, son problème ? Avant qu'elle n'ait véritablement le temps de réfléchir à la question, les effets de la malédiction de Lloyhr s'estompèrent et il retrouva une consistance. Les traits tendus par la contrariété, il était encore plus terrifiant. D'une voix aussi neutre que puissante, il ordonna à l'anomalie de s'allonger sur le fameux lit qui avait été le témoin privilégié de scènes bien plus ludiques que celle qui se déroulait à présent dans la pièce quelques heures auparavant, d'un ton qui se voulait sans réplique. C'était sans compter sur la fierté et la force de caractère de celle-ci, qui n'allait certainement pas laisser la situation lui échapper ainsi.</text:p>
      <text:p text:style-name="Standard"/>
      <text:p text:style-name="Standard">-D'accord.</text:p>
      <text:p text:style-name="Standard"/>
      <text:p text:style-name="Standard">Comment ça, « d'accord » ? Non non non ! Allant entièrement contre sa volonté, à l'encontre de chacune de ses pensées, son corps se mit cette fois-ci en mouvement. Alors même qu'il refusait catégoriquement de bouger la seconde d'avant. La surprise devint une peur, la peur une panique. Ses pupilles vertes dilatées par une horreur indicible rivées sur le régisseur, Eléonore ne put rien faire contre ses muscles qui la forçaient à se déplacer, comme spectatrice de son propre corps. C'est ainsi <text:soft-page-break/>qu'elle vint s'allonger sur le lit comme on le lui avait demandé, à l'image d'un petit toutou bien docile. Lloyhr l'avait-il ensorcelée à son tour ? Ou alors était-ce un nouveau tour du Muursüld ? Une foule de questions se bousculaient dans sa tête, mais aucune ne parvint à franchir ses lèvres alors qu'elle se comportait comme si elle était possédée, comme une marionnette aux mains de son ravisseur.</text:p>
      <text:p text:style-name="P1">Le flou se faisait de plus en plus intense. Le voile qui obscurcissait son esprit et embrumait sa vue -ou l'inverse- se faisait de plus en plus opaque. La terreur qui empoignait la jeune femme se faisait de plus en plus pressante et l'incompréhension, quant à elle, se faisait naissante. La scène se déroulait au ralenti sous les yeux d'Eléonore, telle un ballet dramatique des plus classiques. Chacun des gestes du régisseur paraissait méticuleux et terriblement lent, tant et si bien qu'en comparaison, le sang qui tambourinait dans ses tympans au rythme des battements de son cœur semblait le faire selon une allure démentielle. Tout se déroulait à la fois trop vite et beaucoup trop lentement sous le regard médusé de l'anomalie en proie à une vacillation des sens et de l'esprit.</text:p>
      <text:p text:style-name="Standard"/>
      <text:p text:style-name="Standard">Celle-ci put suivre dudit regard Lloyhr s'approcher du lit dans lequel elle s'était allongée de son propre chef, ses muscles refusant toujours d'obéir à ses pensées. Son corps ne réagit pas plus lorsque son assassin en devenir ôta la boucle de sa ceinture avant de s'atteler à la tâche de la délester de l'arme qu'elle avait eu tant de peine à fixer à sa taille. Ses gestes étaient toujours aussi lents, mais avaient désormais un quelque chose de presque doux, presque sensuels. Sa besogne l'occupa pendant de longues secondes, secondes durant lesquelles Eléonore eut largement le loisir de tenter d'imposer à ses membres de lui opposer ne serait-ce qu'un ersatz de résistance. En vain. Elle était atteinte d'un immobilisme quasi pathologique qui l'empêchait d'entreprendre quoi que ce soit. Alors la jeune femme à la chevelure couleur blé ne put qu'attendre, impuissante, que sa fidèle arme se retrouve dans les doigts grossier de son ennemi héréditaire.</text:p>
      <text:p text:style-name="Standard"/>
      <text:p text:style-name="Standard">Elle fut ensuite elle-même libérée de son fourreau. La répugnance qu'Eléonore éprouvait à la voir ainsi manipulée par cette engeance lui infligea un haut-le-cœur mais son attention fut détournée par son nouvel animal de compagnie qui vint se lover à ses côtés, comme un compagnon de toujours voulant offrir un dernier au revoir à son ami. Bordel mais cette Muursüld n'était vraiment pas nette. Ou en tout cas, elle était dépourvue de la férocité que l'on attend de la part d'un prédateur. Les pensées de la blondinette peinaient vraiment à mettre de l'ordre dans tout ce qu'il se passait dans cette scène surréaliste. Son regard fut à nouveau détourné lorsque dans un geste paternel Lloyrh vint s'asseoir sur le bord de son futur cercueil. Tiens... ? Etait-ce une nouvelle vue de son esprit ou bien avait-elle inexplicablement manqué le couvre-chef qui trônait sur la tête du régisseur depuis le début ? Ce chapeau. Le béret militaire d'Yssaé.</text:p>
      <text:p text:style-name="Standard"/>
      <text:p text:style-name="Standard">Ainsi, voici ce qui était arrivé à la Daënare. Le cynisme dont faisait preuve son prédateur choqua presque plus Eléonore que la nouvelle de la mort de sa compagne d'un soir. De la part d'un être qui n'avait pas été à même de percevoir l'ironie de sa réponse concernant la manière dont elle voulait mourir, porter ainsi les vêtements de sa victime était d'un sordide qui aggravait encore un peu l'état de l'esprit d'ordinaire bien plus accroché que ça de la jeune femme. Toujours en proie à la même panique tétanisante, l'anomalie tendit lentement la main gauche vers la garde de son sabre. Allait-elle aller jusqu'à lui faciliter la vie ? Lui offrir la satisfaction de ne même pas avoir à se salir les mains ? La pensée la révulsait, pourtant Eléonore était toujours incapable de contrôler ses mouvements et on pouvait lire dans son regard de jade un sentiment d'impuissance horrifiée alors qu'elle regardait horrifiée ses mains positionner la lame au dessus de son poitrail, à l'endroit exact où son cœur se tenait, quelques centimètres plus bas, battant à lui rompre la cage thoracique. De longues secondes s'écoulèrent sans qu'elle ne puisse effectuer le moindre geste, ses yeux écarquillés braqués sur le métal qui menaçait de mettre fin à ses jours à tout moment sous sa propre impulsion.</text:p>
      <text:p text:style-name="Standard"/>
      <text:p text:style-name="Standard">-Allez, montre moi ce que t'as dans le caleçon avant que j'aille voir moi-même !</text:p>
      <text:p text:style-name="Standard"/>
      <text:p text:style-name="Standard">La voix arracha même un cri de stupeur à la Zagashienne. Ce n'était absolument pas la voix éthérée du régisseur qu'elle venait d'entendre. Son visage crispé se tourna à nouveau dans la direction de celui-ci, visiblement épouvantée à l'idée de ce qu'elle pourrait découvrir. Et la surprise fut de taille. De Sousa. Toujours affublé cependant du chapeau qui n'était absolument pas son tricorne usuel. Bouche bée, Eléonore regardait avec alternance le pirate assis au bord du lit et la pointe de son épée <text:soft-page-break/>qui, dans un mouvement inexorable, descendait vers son cœur. La panique qui séquestrait l'intégralité de son corps n'était qu'exacerbée par le rire dément de son capitaine et son incapacité à comprendre la situation. Lentement, centimètre par centimètre, le fer s'approchait. Jusqu'à ce que le contact, froid comme la mort, se fasse.</text:p>
      <text:p text:style-name="Standard"/>
      <text:p text:style-name="Standard">-----------------------------------------------------</text:p>
      <text:p text:style-name="Standard"/>
      <text:p text:style-name="Standard">Eléonore s'éveilla dans un cri de stupeur. Dans ce qui était plus un réflexe musculaire qu'un acte réellement conscient, elle se saisit de la garde de son sabre, accroché à la tête de son lit [i]via[/i] sa ceinture. Haletante, la jeune femme parvint non sans mal à se hisser sur ses bras. Assise au milieu du lit, elle tenta de remettre de l'ordre dans ses idées. Ce n'était qu'un rêve. Un horrible cauchemar. Peinant à sortir de sa torpeur, l'anomalie observa ses mains tremblantes. Le matelas était gorgé de sueur et ses draps avaient volé aux quatre coins de la pièce. Soudainement, elle fut prise d'un violent malaise qui la força à se plier en deux pour rendre le peu qu'elle avait dans l'estomac au pied du lit. Le souffle rauque, toujours en proie à la paralysie du sommeil, la demoiselle aux cheveux dorés se passait une main sur son front brillant lorsqu'elle comprit. La connexion qui les liait, pour le pire ou encore pire, l'avait paradoxalement éveillée. Ce n'était pas qu'un simple rêve. C'était une vision. [i]Il[/i] arrivait.</text:p>
      <text:p text:style-name="Standard"/>
      <text:p text:style-name="Standard">Le cauchemar pouvait enfin commencer.</text:p>
      <text:p text:style-name="P1">[i]Déjà vu[/i]. L'impression était macabrement saisissante. La boule qui nouait l'estomac d'Eléonore à cet instant précis faisait écho avec effroi à ses pensées embrumées et au souvenir terrifiant du cauchemar qu'elle venait de faire. Bouclant en toute hâte sa ceinture, la jeune femme à la chevelure d'or revivait au ralenti l'exacte scène de ses songes. Elle était saisie de tremblements incontrôlables et chacun de ses gestes était emprunt d'une fébrilité qu'on ne lui connaissait pas, si bien qu'elle était contrainte de s'y prendre à plusieurs fois pour accomplir la moindre manœuvre qu'elle entreprenait. En une petite minute -pourtant bien trop longue à ses yeux-, l'anomalie était parée à déguerpir, et elle ne se fit pas prier.</text:p>
      <text:p text:style-name="Standard"/>
      <text:p text:style-name="Standard">Des pensées toutes plus néfastes les unes que les autres se bousculaient dans sa tête. Le Régisseur était désormais si proche qu'elle pouvait sentir sa présence vibrer dans chaque parcelle de son corps jusqu'aux tréfonds de son âme. C'était de loin la pire sensation qu'il ait été donnée à l'hydromancienne de ressentir. Savoir ce tueur à ses trousses réussissait sans mal à faire fléchir l'esprit pourtant accroché de la soldate. Celle-ci le savait. Elle n'était pas prête. Pas assez préparée pour un affrontement de cette taille-là. Les légendes qui enveloppaient le mythe des Régisseurs étaient légion et pas une d'entre elle ne faisait la part belle à leurs victimes. Un combat de ce type nécessitait une préparation, un plan pour faire front. Et même dans ce cas-là la victoire, et même la survie, était loin d'être garantie. Eléonore n'avait rien.</text:p>
      <text:p text:style-name="Standard"/>
      <text:p text:style-name="Standard">Cette dernière se précipitait vers la porte de la chambre qu'elle occupait toujours lorsqu'un doute l'assaillit. La main sur la poignée, elle interrompit sa course effrenée l'espace d'un moment. Si son cauchemar avait réellement des vertues prémonitoires, sur le palier devait se trouver... rien. Légèrement décontenancée, la demoiselle resta interdite une autre fraction de seconde. Son poursuivant aurait dû se trouver à cet endroit précis. Mais son hésitation fut de courte durée alors que la lumière qui baignait le bâtiment vacillait pendant un court moment et qu'une étrange sensation saisissait ses pensées, comme une vibration qui résonnait en elle. Ce phénomène ne pouvait être que le fruit de l'utilisation de magie, ce qui dissipa instantanément les doutes d'Eléonore. Il était bien là. Pour elle. Le soudain vacarme provenant d'une chambre voisine acheva de la convaincre et elle se remit à courir comme une dératée en direction des escaliers. </text:p>
      <text:p text:style-name="Standard"/>
      <text:p text:style-name="Standard">L'anomalie avala les marches quatre à quatre pour se retrouver en quelques secondes au rez-de-chaussée. Instantanément, ses iris de jade se posèrent sur une silhouette sortant du lot, tranquillement attablée comme un banal client, se payant le luxe de garder les paupières closes, comme si ce qu'il se passait autour d'elle ne l'intéressait ou ne la concernait pas. Le sang d'Eléonore ne fit qu'un tour alors qu'une foule incontrôlable d'émotions s'emparait d'elle. La Zagashienne ne prêta aucune attention à l'agitation -dont elle était en partie la source malgré elle- qui régnait dans l'auberge, pas plus qu'aux regards qui se tournèrent comme un seul homme dans sa direction. Elle pétait les plombs, mais sans abandonner, ni baisser les bras. Déjà, le pas de velours qui pourtant se veut lourd du Muursüld se faisait entendre sur ses talons.</text:p>
      <text:p text:style-name="Standard"/>
      <text:p text:style-name="Standard">S'ensuivit alors l'acte le plus brave et le plus stupide de la courte vie de notre héroïne aux cheveux d'or. La simple vision de son ennemi héréditaire avait terminé le travail de sape de ses capacités mentales que cette dernière s'était elle-même infligé. Ses pensées n'étaient plus qu'un voile indéchiffrable, la laissant incapable d'agir de manière sensée. Le chuintement métallique de la lame que l'on extirpe de son fourreau retentit dans la pièce un instant avant qu'Eléonore ne se jette sur le Régisseur, espérant peut-être profiter d'un quelconque effet de surprise pour lui enfoncer son épée dans le cœur jusqu'à la garde. La bêtise de cette action faisait écho à merveille à la crainte qu'elle avait éprouvée jusqu'à présent. Faisait-elle si peu confiance que cela à ses trip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Raleway" svg:font-family="Raleway,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7-18T19:06:49.50</dc:date>
    <meta:editing-duration>P1DT18H2M56S</meta:editing-duration>
    <meta:editing-cycles>2187</meta:editing-cycles>
    <meta:generator>OpenOffice/4.1.2$Win32 OpenOffice.org_project/412m3$Build-9782</meta:generator>
    <meta:document-statistic meta:table-count="0" meta:image-count="0" meta:object-count="0" meta:page-count="20" meta:paragraph-count="101" meta:word-count="9964" meta:character-count="60807"/>
  </office:meta>
</office:document-meta>
</file>